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ist_20_1"/>
    <style:style style:name="P4" style:family="paragraph" style:parent-style-name="Text_20_body" style:list-style-name="List_20_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1" text:anchor-type="char" svg:width="16.619cm" svg:height="5.122cm" draw:z-index="0"><draw:image xlink:href="Pictures/10000000000002CA000000DDEA60197F.png" xlink:type="simple" xlink:show="embed" xlink:actuate="onLoad"/></draw:frame>Chapter Five</text:p>
      <text:h text:style-name="Compound_20_Title_20_2" text:outline-level="1"><text:toc-mark text:string-value="Chapter Five: Numerology" text:outline-level="1"/>Numerology</text:h>
      <text:section text:style-name="Sect1" text:name="Section1">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1867939822" text:style-name="List_20_1">
          <text:list-item>
            <text:p text:style-name="P3">Determine his Numerology point total for the effect.</text:p>
          </text:list-item>
          <text:list-item>
            <text:p text:style-name="P3">Choose a duration, range and scope, and a specific target fitting that scope.</text:p>
          </text:list-item>
          <text:list-item>
            <text:p text:style-name="P3">Choose one or more values to be affected.</text:p>
          </text:list-item>
          <text:list-item>
            <text:p text:style-name="P3">Select a mechanism of balance for the effect.</text:p>
          </text:list-item>
          <text:list-item>
            <text:p text:style-name="P3">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1">Numerology<text:line-break/>Points</text:p>
            </table:table-cell>
            <table:table-cell table:style-name="Table4.A1" office:value-type="string">
              <text:p text:style-name="P1">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1">Numerology<text:line-break/>Points</text:p>
            </table:table-cell>
            <table:table-cell table:style-name="Table6.A1" office:value-type="string">
              <text:p text:style-name="P1">Duration</text:p>
            </table:table-cell>
          </table:table-row>
          <text:soft-page-break/>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bilities, the Anchorites can modify the effects of poisons and sources of environmental trauma, divided into the following aspects:</text:p>
        <text:list xml:id="list453156456" text:continue-numbering="true" text:style-name="List_20_1">
          <text:list-item>
            <text:p text:style-name="P3">damage value</text:p>
          </text:list-item>
          <text:list-item>
            <text:p text:style-name="P3">damage type (B/L/A)</text:p>
          </text:list-item>
          <text:list-item>
            <text:p text:style-name="P3">damage interval (action, minute, day, hour)</text:p>
          </text:list-item>
          <text:list-item>
            <text:p text:style-name="P3">toxicity value</text:p>
          </text:list-item>
          <text:list-item>
            <text:p text:style-name="P3">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1558342603" text:continue-numbering="true" text:style-name="List_20_1">
          <text:list-item>
            <text:p text:style-name="P3">relevant distances: a distance of 0 can be raised to 10 yards, or a distance of 10 yards or less reduced to 0; other distances can be multiplied or divided by 10</text:p>
          </text:list-item>
          <text:list-item>
            <text:p text:style-name="P3">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ext:soft-page-break/>Trance of Unhesitating Speed. <text:s/>She would still be able to use Accuracy Without Distance (Essence minimum 3) if she had learned it, though. <text:s/>In particular, this change <text:span text:style-name="T1">does</text:span><text:span text:style-name="T2">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688368682" text:continue-numbering="true" text:style-name="List_20_1">
          <text:list-item>
            <text:p text:style-name="P3">Join Battle/Debate <text:span text:style-name="T1">and</text:span><text:span text:style-name="T2"> DV/MDV for unexpected attacks (both modified together)</text:span></text:p>
          </text:list-item>
          <text:list-item>
            <text:p text:style-name="P3">Dodge or Parry DV</text:p>
          </text:list-item>
          <text:list-item>
            <text:p text:style-name="P3">Dodge or Parry MDV</text:p>
          </text:list-item>
          <text:list-item>
            <text:p text:style-name="P3">Knockdown Threshold <text:span text:style-name="T1">and</text:span><text:span text:style-name="T2"> Pool (both modified together)</text:span></text:p>
          </text:list-item>
          <text:list-item>
            <text:p text:style-name="P3"><text:span text:style-name="T2">Stunning Threshold </text:span><text:span text:style-name="T1">and</text:span><text:span text:style-name="T2"> Pool (both modified together)</text:span></text:p>
          </text:list-item>
          <text:list-item>
            <text:p text:style-name="P4">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4">Number of -4 Health levels – if reduced to no -4 Health levels, further reductions take away Incapacitated levels, then Dying levels</text:p>
          </text:list-item>
        </text:list>
        <text:p text:style-name="P2">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2">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1">down</text:span><text:span text:style-name="T2">.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1">if</text:span><text:span text:style-name="T2">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1252830858" text:continue-numbering="true" text:style-name="List_20_1">
          <text:list-item>
            <text:p text:style-name="P3">Damaged/Destroyed health levels, to half or double their original rating, together</text:p>
          </text:list-item>
          <text:list-item>
            <text:p text:style-name="P3"><text:soft-page-break/>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585870444" text:continue-numbering="true" text:style-name="List_20_1">
          <text:list-item>
            <text:p text:style-name="P3">Vehicle speed (halve or double)</text:p>
          </text:list-item>
          <text:list-item>
            <text:p text:style-name="P3">Endurance (either halving or doubling the Essence commitment, where provided by the pilot; or else halving or doubling the time until maintenance checks are required <text:span text:style-name="T1">or</text:span><text:span text:style-name="T2"> the time between checks thereafter)</text:span></text:p>
          </text:list-item>
          <text:list-item>
            <text:p text:style-name="P3">Maneuverability</text:p>
          </text:list-item>
          <text:list-item>
            <text:p text:style-name="P3">Crew</text:p>
          </text:list-item>
          <text:list-item>
            <text:p text:style-name="P3">Cargo (halve or double)</text:p>
          </text:list-item>
          <text:list-item>
            <text:p text:style-name="P3">Armor</text:p>
          </text:list-item>
          <text:list-item>
            <text:p text:style-name="P3">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846829686" text:continue-numbering="true" text:style-name="List_20_1">
          <text:list-item>
            <text:p text:style-name="P3">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3">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3">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3">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1">per modified value</text:span><text:span text:style-name="T2">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1627202806" text:continue-numbering="true" text:style-name="List_20_1">
          <text:list-item>
            <text:p text:style-name="P3">which, if any, of the adjustments would be meaningless (e.g., trying to increase an Ability which is already at 5);</text:p>
          </text:list-item>
          <text:list-item>
            <text:p text:style-name="P3">whether the character is one point away from Limit Break or similar effects;</text:p>
          </text:list-item>
          <text:list-item>
            <text:p text:style-name="P3">the amount by which the target’s Essence exceeds the character’s – i.e., the extra cost required in effect points or Willpower;</text:p>
          </text:list-item>
          <text:list-item>
            <text:p text:style-name="P3">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text:soft-page-break/>an Attribute or Ability, those cases will be rare.</text:p>
        <text:p text:style-name="Text_20_body">A single target cannot be the subject of more than one Numerological effect from the same character at the same time (nor, indeed, until the Balance effects have played out), though effects from different characters may stack.</text:p>
        <text:p text:style-name="Text_20_body">While a character may be able to stunt a Numerology action, he cannot regain Willpower from doing so, only Essenc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Five: Numerology</dc:title>
    <dc:date>2010-08-14T22:17:47</dc:date>
    <meta:editing-duration>PT00H24M59S</meta:editing-duration>
    <meta:editing-cycles>8</meta:editing-cycles>
    <meta:generator>OpenOffice.org/3.2$Unix OpenOffice.org_project/320m12$Build-9483</meta:generator>
    <meta:document-statistic meta:table-count="2" meta:image-count="1" meta:object-count="0" meta:page-count="5" meta:paragraph-count="131" meta:word-count="3245" meta:character-count="18964"/>
    <meta:user-defined meta:name="Info 1"/>
    <meta:user-defined meta:name="Info 2"/>
    <meta:user-defined meta:name="Info 3"/>
    <meta:user-defined meta:name="Info 4"/>
    <meta:template xlink:type="simple" xlink:actuate="onRequest" xlink:title="Discordians" xlink:href="../Discordians_Template.ott" meta:date="2010-08-14T21:34:31"/>
  </office:meta>
</office:document-meta>
</file>